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paragraph-properties fo:margin-top="0cm" fo:margin-bottom="0.109cm"/>
      <style:text-properties fo:language="en" fo:country="US" fo:font-style="normal" style:font-style-asian="normal" style:font-style-complex="normal"/>
    </style:style>
    <style:style style:name="P60" style:family="paragraph" style:parent-style-name="Text_20_body" style:list-style-name="L6">
      <style:text-properties fo:language="en" fo:country="US"/>
    </style:style>
    <style:style style:name="P61" style:family="paragraph" style:parent-style-name="Heading_20_1">
      <style:text-properties fo:language="en" fo:country="US"/>
    </style:style>
    <style:style style:name="P62" style:family="paragraph" style:parent-style-name="Heading_20_2">
      <style:paragraph-properties fo:margin-top="0.12cm" fo:margin-bottom="0.21cm"/>
      <style:text-properties fo:language="en" fo:country="US"/>
    </style:style>
    <style:style style:name="P63" style:family="paragraph" style:parent-style-name="Heading_20_3">
      <style:paragraph-properties fo:margin-top="0.22cm" fo:margin-bottom="0.21cm"/>
      <style:text-properties fo:language="en" fo:country="US"/>
    </style:style>
    <style:style style:name="P64" style:family="paragraph" style:parent-style-name="Text_20_body">
      <style:paragraph-properties fo:margin-top="0cm" fo:margin-bottom="0.109cm"/>
      <style:text-properties fo:language="en" fo:country="US" style:text-scale="98%"/>
    </style:style>
    <style:style style:name="P65" style:family="paragraph" style:parent-style-name="Heading_20_3">
      <style:paragraph-properties fo:margin-top="0.019cm" fo:margin-bottom="0.21cm" fo:break-before="page"/>
      <style:text-properties fo:language="en" fo:country="US"/>
    </style:style>
    <style:style style:name="P66" style:family="paragraph" style:parent-style-name="Text_20_body" style:list-style-name="L7">
      <style:text-properties fo:language="en" fo:country="US"/>
    </style:style>
    <style:style style:name="P67" style:family="paragraph" style:parent-style-name="Heading_20_3">
      <style:paragraph-properties fo:margin-top="0.319cm" fo:margin-bottom="0.109cm"/>
      <style:text-properties fo:language="en" fo:country="US"/>
    </style:style>
    <style:style style:name="P68" style:family="paragraph" style:parent-style-name="Heading_20_3">
      <style:paragraph-properties fo:margin-top="0.319cm" fo:margin-bottom="0.109cm" fo:break-before="page"/>
      <style:text-properties fo:language="en" fo:country="US"/>
    </style:style>
    <style:style style:name="P69" style:family="paragraph" style:parent-style-name="Heading_20_3">
      <style:paragraph-properties fo:margin-top="0.22cm" fo:margin-bottom="0.109cm"/>
      <style:text-properties fo:language="en" fo:country="US"/>
    </style:style>
    <style:style style:name="P70" style:family="paragraph" style:parent-style-name="Text_20_body">
      <style:text-properties fo:font-style="normal" style:font-style-asian="normal" style:font-style-complex="normal"/>
    </style:style>
    <style:style style:name="P71" style:family="paragraph" style:parent-style-name="Text_20_body">
      <style:paragraph-properties fo:text-align="center" style:justify-single-word="false"/>
      <style:text-properties fo:font-style="italic" style:font-style-asian="italic" style:font-style-complex="italic"/>
    </style:style>
    <style:style style:name="P72" style:family="paragraph" style:parent-style-name="Heading_20_3">
      <style:text-properties fo:language="en" fo:country="US" fo:font-style="italic" style:font-style-asian="italic" style:font-style-complex="italic"/>
    </style:style>
    <style:style style:name="P73" style:family="paragraph" style:parent-style-name="Heading_20_3">
      <style:paragraph-properties fo:margin-top="0.019cm" fo:margin-bottom="0.109cm" fo:break-before="page"/>
      <style:text-properties fo:language="en" fo:country="US"/>
    </style:style>
    <style:style style:name="P74" style:family="paragraph" style:parent-style-name="Heading_20_3">
      <style:paragraph-properties fo:margin-top="0.12cm" fo:margin-bottom="0.109cm"/>
      <style:text-properties fo:language="en" fo:country="US"/>
    </style:style>
    <style:style style:name="P75"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6" style:family="paragraph" style:parent-style-name="Heading_20_1">
      <style:paragraph-properties fo:margin-top="0cm" fo:margin-bottom="0.21cm" fo:break-before="page"/>
      <style:text-properties fo:language="en" fo:country="US"/>
    </style:style>
    <style:style style:name="P77" style:family="paragraph" style:parent-style-name="Heading_20_2">
      <style:paragraph-properties fo:margin-top="0.22cm" fo:margin-bottom="0.011cm"/>
      <style:text-properties fo:language="en" fo:country="US"/>
    </style:style>
    <style:style style:name="P78" style:family="paragraph" style:parent-style-name="Text_20_body">
      <style:paragraph-properties fo:margin-top="0cm" fo:margin-bottom="0.21cm"/>
      <style:text-properties fo:language="en" fo:country="US"/>
    </style:style>
    <style:style style:name="P79" style:family="paragraph" style:parent-style-name="Heading_20_2">
      <style:paragraph-properties fo:margin-top="0.019cm" fo:margin-bottom="0.21cm" fo:break-before="page"/>
      <style:text-properties fo:language="en" fo:country="US"/>
    </style:style>
    <style:style style:name="P80"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roof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at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5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p text:style-name="P15"/>
      <text:h text:style-name="P40" text:outline-level="3"/>
      <text:h text:style-name="P54" text:outline-level="3">First error: the definition of “good”</text:h>
      <text:p text:style-name="P15">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5">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5">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5">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40" text:outline-level="3"/>
      <text:h text:style-name="P54" text:outline-level="3">Second error: control aspects</text:h>
      <text:p text:style-name="P27">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8">None of the above mentioned aspects are true for the human civilization that would guarantee the development of the participants by the public belief.</text:p>
      <text:p text:style-name="P59">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52">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7">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40" text:outline-level="3">Third error: generations</text:h>
      <text:p text:style-name="P15">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5">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5">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5">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5">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5"/>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5">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40" text:outline-level="3">Results</text:h>
      <text:p text:style-name="P15">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5">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5">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40" text:outline-level="3">Consequences</text:h>
      <text:p text:style-name="P15">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p text:style-name="P15"/>
      <text:h text:style-name="P20" text:outline-level="2"/>
      <text:h text:style-name="P36"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40"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40"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40"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40"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40"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4"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40"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60">a szereplők közvetetten érdekeltek az ellenfelek sikertelen hibaelhárításában;</text:p>
        </text:list-item>
        <text:list-item>
          <text:p text:style-name="P60">a saját hibák napfényre kerülése rontja a versenyhelyzetet;</text:p>
        </text:list-item>
        <text:list-item>
          <text:p text:style-name="P60">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40"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4"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61"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1" text:outline-level="1">Kiút</text:h>
      <text:h text:style-name="P62"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3"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5"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7" text:outline-level="3"/>
      <text:h text:style-name="P68"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9"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3"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3"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7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7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7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7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7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7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7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70">A választás, <text:span text:style-name="T1">a változás ideje eljött</text:span>, és nem múlik el attól, hogy az önsajnálatot, be­gubózó szerencsétlenkedést választjuk ahelyett, hogy büszkén vállalnánk a nekünk megadatott sorsot, óriási lehetőséget.</text:p><text:p text:style-name="P70"/><text:p text:style-name="P71">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2" text:outline-level="3"/>
      <text:h text:style-name="P73"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4" text:outline-level="3">Kérdések és válaszok</text:h>
      <text:p text:style-name="P15">Életünk azzal telik, hogy válaszokat keresünk kérdésekre; pedig sokkal fontosabb maga a kérdés: mi az, amit meg szeretnénk tudni, és miért pont azt?</text:p>
      <text:p text:style-name="P6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4"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9"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9"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9" text:outline-level="3">Civilizációk kapcsolata</text:h>
      <text:p text:style-name="P27">Az utazás témakörben eltöprengtem azon, milyen hatással van a mi civilizációnk egy meghódított közösségre; így azon is gondolkodtam, hogyan lehetne ezt jól csinálni. </text:p>
      <text:p text:style-name="P6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9"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75">a kalapács lesújt az acélgömbre.</text:p>
      <text:h text:style-name="P76" text:outline-level="1">Zárszó</text:h>
      <text:h text:style-name="P77"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7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9"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80">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80">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Phenomena</text:chapter></text:span></text:p>
      </style:header>
      <style:footer>
        <text:p text:style-name="P2"><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18T10:29:09</dc:date>
    <dc:language>hu-HU</dc:language>
    <meta:editing-cycles>818</meta:editing-cycles>
    <meta:editing-duration>P88DT22H30M53S</meta:editing-duration>
    <meta:user-defined meta:name="Ver">0.9</meta:user-defined>
    <meta:user-defined meta:name="Info 2"/>
    <meta:user-defined meta:name="Info 3"/>
    <meta:user-defined meta:name="Info 4"/>
    <meta:document-statistic meta:table-count="1" meta:image-count="1" meta:object-count="0" meta:page-count="118" meta:paragraph-count="932" meta:word-count="67162" meta:character-count="439622"/>
  </office:meta>
</office:document-meta>
</file>